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Manager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anager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setHeaders( HttpURLConnection conn , URL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eEntry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Manag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Manager.testIterationStart( LoopIter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Manager.setClearEachIteration( boolean cl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getClearEachIt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get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isCacheable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Manager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Manager.getHeader( HttpMethod metho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anag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eManager.saveDetails( HttpMethod method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anager.saveDetails( URLConnection conn ,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Entry.CacheEntry( String lastModified ,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Manager.setHeaders( URL url , Http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eManag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.setCache( String lastModified , String etag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Manag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